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6417in"/>
    </style:style>
    <style:style style:name="co3" style:family="table-column">
      <style:table-column-properties fo:break-before="auto" style:column-width="3.0717in"/>
    </style:style>
    <style:style style:name="co4" style:family="table-column">
      <style:table-column-properties fo:break-before="auto" style:column-width="0.6028in"/>
    </style:style>
    <style:style style:name="co5" style:family="table-column">
      <style:table-column-properties fo:break-before="auto" style:column-width="2.2457in"/>
    </style:style>
    <style:style style:name="co6" style:family="table-column">
      <style:table-column-properties fo:break-before="auto" style:column-width="3.5516in"/>
    </style:style>
    <style:style style:name="co7" style:family="table-column">
      <style:table-column-properties fo:break-before="auto" style:column-width="3.5591in"/>
    </style:style>
    <style:style style:name="co8" style:family="table-column">
      <style:table-column-properties fo:break-before="auto" style:column-width="0.8965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7.5646in"/>
    </style:style>
    <style:style style:name="co11" style:family="table-column">
      <style:table-column-properties fo:break-before="auto" style:column-width="6.4689in"/>
    </style:style>
    <style:style style:name="co12" style:family="table-column">
      <style:table-column-properties fo:break-before="auto" style:column-width="9.015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Edition Unique ID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pj7gQ6k67FP97MMMhFRr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76qTFctqc8krqh9GKGm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13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QFpFP9kJrcgWJmR8w6Nr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pJFBQQGpNM8D9w8BBfG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8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kcdgCRNm6fWmNjgTbnF</text:p>
          </table:table-cell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qBm7CnKjCWzKBQcph89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pWcKBwRPzjFthNTWWnR</text:p>
          </table:table-cell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bc6mFhKFNdqtCTJ9wwGJ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5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bC6d7CCD9frkFTJ8BMLJ</text:p>
          </table:table-cell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8Nwc79RrDqgRrqPCczFb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NCWTDLLz6CHGDJzCMCjk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tkCBtLJGWMPm9cWz77NK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KWKRDkTtWgGww6kjtfhR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Wc9gCNhcGWHCP6KcGzbj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bWCHFq7RhQzDBjCtLcRj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FWLRtB7MjFFLbNFRCLc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PKkthwQKdFTDgK6WTQqR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6wkdLnFDWKc8CHmdRWfP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8mR6RdH6nnMFGTdF6ffF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WRn6KwrjpdP6wqjtGFGW -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6T9cpCjmwNtMRkD6c6pNC</text:p>
          </table:table-cell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m7Fg7BbmhtWN7TFPKb6f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8PhhW96tJJTnN7f77C7b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gFtfkdRwHbdCmKz8kmRC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hcHnWztNdGbLgJbtzbHC</text:p>
          </table:table-cell>
          <table:table-cell office:value-type="string" calcext:value-type="string">
            <text:p>DRO</text:p>
          </table:table-cell>
          <table:table-cell office:value-type="string" calcext:value-type="string">
            <text:p>Drom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WJDkL9JR77QmTdfPmt9w -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001</text:p>
          </table:table-cell>
          <table:table-cell office:value-type="string" calcext:value-type="string">
            <text:p>DRO028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drom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N9B6QcH6BCdcJtNCNTwJ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HqcKjPKKmFfjqMqWqDmW -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I001</text:p>
          </table:table-cell>
          <table:table-cell office:value-type="string" calcext:value-type="string">
            <text:p>FAI027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f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JH6TM8ThDgd6GKNbMbKm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ntFbKJjRFwMWQpLGnQR8 - 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p8RnQbnhjM8dPR7CjJLj</text:p>
          </table:table-cell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Ghkz7dKNtQd9czpFhhhr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m8n6LDWrjhRKmghDpH8F</text:p>
          </table:table-cell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6wwtbnmnfkfBp9WfBjfN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tFmMN7FrrD9T7wNmRfbP</text:p>
          </table:table-cell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mdGdJjn7hfBDHdqhPm8z -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HCNJwm8Q6Gm7L8mLQ8Tg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FC8QR7k8T9WM8HHm9PPm -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GqTPbzCC6QN6Nkwjrthj</text:p>
          </table:table-cell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zWkt9H79fgkLqC6wqctH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NQNFFcPRnMQMHmB6t9t6</text:p>
          </table:table-cell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gnCrPfFT8F88mn9qK9pq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nrqf9WmFbQNHTkkk6htL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crF8h6dTHwQd9qR6gRnD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qQtDHQ8pMgcGBRBRFT7c</text:p>
          </table:table-cell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8TtnhCrGPchHjbJqNj86 -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wzFkTTtW8gqwTCbLRNbP</text:p>
          </table:table-cell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8hQ7rQjcwMTrHcBcjwdQL -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pnqjpTwQfwKpmdtd8H6N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W8hnzQk9DFq89t6Gm9cH - 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76hC7kM6jcNzPgqkTwqf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C9dGnhCMDWQdD7rC7QbHj - A, 6CntKbGMhcBqqnHmgGM99 -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7brMw6wh6mW98Ln9Hh6f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fJhkbkJH6WPtr8ztNTcp9 - F, CwPrBwgWTjRL9kPchD6G7 -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8MGfzFdqWGwrcJgpDqRR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tpBR6gq8FMwbrc7nD8Nz - F, 7bHMKdmh9wJkpqH6Hk7rM -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qtdMH8fDBPCnjDcLNdT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dbdr7LtkJqHKPRthwCfhq - F, GbmNLthWjCHfML9thPbbt -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WQdqjJfGzCjjCRJzM6PG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hgmFkNBHjCqB6rBzFp8W - F, LdhWCQdJmzHn9gChmWRPG -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fLLLbcmBpfkqrR9fKGtj</text:p>
          </table:table-cell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QGqrFhCnDmkNFcbLBNhp - 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BgRbDmcFzW9kGnPFrqQ8</text:p>
          </table:table-cell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FJzQMnLBzFNqjL7BdJgj -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WKQRtfbPPRGqh6dMdQFK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Dynas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9Crgw7PnFN69zb9DKzFTb - N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YN000</text:p>
          </table:table-cell>
          <table:table-cell office:value-type="string" calcext:value-type="string">
            <text:p>DYN246</text:p>
          </table:table-cell>
          <table:table-cell office:value-type="string" calcext:value-type="string">
            <text:p>https://fabtcg.com/products/booster-set/dynasty/</text:p>
          </table:table-cell>
          <table:table-cell office:value-type="string" calcext:value-type="string">
            <text:p>https://fabtcg.com/collectors-centre/dynasty/</text:p>
          </table:table-cell>
          <table:table-cell office:value-type="string" calcext:value-type="string">
            <text:p>https://fabtcg.com/resources/card-galleries/dynasty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prmGL98FMqcPzPBpKmQ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Outsiders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zd6wBL7zcQR7zrJhwCjrh - N</text:p>
          </table:table-cell>
          <table:table-cell office:value-type="string" calcext:value-type="string">
            <text:p>2023-03-24T00:00:00.000Z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OUT000</text:p>
          </table:table-cell>
          <table:table-cell table:style-name="ce2" office:value-type="string" calcext:value-type="string">
            <text:p>OUT238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https://fabtcg.com/collectors-centre/outsiders/</text:p>
          </table:table-cell>
          <table:table-cell table:style-name="ce2" office:value-type="string" calcext:value-type="string">
            <text:p>https://fabtcg.com/resources/card-galleries/outsiders/</text:p>
          </table:table-cell>
          <table:table-cell table:style-name="ce2" table:number-columns-repeated="1012"/>
        </table:table-row>
        <table:table-row table:style-name="ro3">
          <table:table-cell office:value-type="string" calcext:value-type="string">
            <text:p>7LbfKJbkWGGwFJDWJn8GB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Arakni Blitz Dec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A001</text:p>
          </table:table-cell>
          <table:table-cell office:value-type="string" calcext:value-type="string">
            <text:p>ARA02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3-22T22:09:57.559834905</dc:date>
    <meta:editing-duration>PT4H23M1S</meta:editing-duration>
    <meta:editing-cycles>75</meta:editing-cycles>
    <meta:generator>LibreOffice/7.3.5.2$MacOSX_X86_64 LibreOffice_project/184fe81b8c8c30d8b5082578aee2fed2ea847c01</meta:generator>
    <meta:document-statistic meta:table-count="1" meta:cell-count="431" meta:object-count="0"/>
  </office:meta>
</office:document-meta>
</file>